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8e97"/>
    </style:style>
    <style:style style:name="P2" style:family="paragraph" style:parent-style-name="Standard">
      <style:text-properties officeooo:rsid="00072847" officeooo:paragraph-rsid="00072847"/>
    </style:style>
    <style:style style:name="T1" style:family="text">
      <style:text-properties officeooo:rsid="00026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ew source code:- i) Ctrl+U</text:p>
      <text:p text:style-name="P1"/>
      <text:p text:style-name="P2">ii) <text:span text:style-name="T1">Website source code download:- control+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0:02:21.371000000</meta:creation-date>
    <dc:date>2024-05-03T15:57:05.736000000</dc:date>
    <meta:editing-duration>PT28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" meta:word-count="11" meta:character-count="72" meta:non-whitespace-character-count="63"/>
  </office:meta>
</office:document-meta>
</file>